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helvetica neue" fo:font-size="8.39999961853027pt" fo:letter-spacing="normal" fo:font-style="normal" fo:font-weight="normal" loext:padding="0cm" loext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helvetica neue" fo:font-size="8.39999961853027pt" fo:letter-spacing="normal" fo:font-style="normal" fo:font-weight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7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7" style:family="text">
      <style:text-properties fo:color="#000000" loext:opacity="100%" style:text-line-through-style="none" style:text-line-through-type="none" style:font-name="MathJax Math-italic" fo:font-size="4.80000019073486pt" style:text-underline-style="none" style:text-blinking="false"/>
    </style:style>
    <style:style style:name="T8" style:family="text">
      <style:text-properties fo:color="#000000" loext:opacity="100%" style:text-line-through-style="none" style:text-line-through-type="none" style:text-underline-style="none" style:text-blinking="false"/>
    </style:style>
    <style:style style:name="T9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10" style:family="text">
      <style:text-properties fo:color="#000000" loext:opacity="100%" style:text-line-through-style="none" style:text-line-through-type="none" style:font-name="MathJax Main" fo:font-size="4.80000019073486pt" style:text-underline-style="none" style:text-blinking="false"/>
    </style:style>
    <style:style style:name="T11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12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ttling with Numbers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On the trip to campus during the mid semester exam period, Chaneka thinks of two positive integers <text:bookmark text:name="MathJax-Element-1-Frame"/><text:bookmark text:name="MathJax-Span-1"/><text:bookmark text:name="MathJax-Span-2"/><text:bookmark text:name="MathJax-Span-3"/><text:span text:style-name="T5">X</text:span><text:span text:style-name="T8">�</text:span> and <text:bookmark text:name="MathJax-Element-2-Frame"/><text:bookmark text:name="MathJax-Span-4"/><text:bookmark text:name="MathJax-Span-5"/><text:bookmark text:name="MathJax-Span-6"/><text:span text:style-name="T5">Y</text:span><text:span text:style-name="T8">�</text:span>. Since the two integers can be very big, both are represented using their prime factorisations, such that:</text:p>
      <text:list xml:id="list764988614" text:style-name="L1">
        <text:list-item>
          <text:p text:style-name="P8"><text:bookmark text:name="MathJax-Element-3-Frame"/><text:bookmark text:name="MathJax-Span-7"/><text:bookmark text:name="MathJax-Span-8"/><text:bookmark text:name="MathJax-Span-9"/><text:span text:style-name="T5">X</text:span><text:bookmark text:name="MathJax-Span-10"/><text:span text:style-name="T9">=</text:span><text:bookmark text:name="MathJax-Span-11"/><text:bookmark text:name="MathJax-Span-12"/><text:span text:style-name="T5">A</text:span><text:bookmark text:name="MathJax-Span-13"/><text:bookmark text:name="MathJax-Span-14"/><text:bookmark text:name="MathJax-Span-15"/><text:bookmark text:name="MathJax-Span-16"/><text:span text:style-name="T6">B</text:span><text:bookmark text:name="MathJax-Span-17"/><text:span text:style-name="T10">1</text:span><text:bookmark text:name="MathJax-Span-18"/><text:span text:style-name="T11">1</text:span><text:bookmark text:name="MathJax-Span-19"/><text:span text:style-name="T9">×</text:span><text:bookmark text:name="MathJax-Span-20"/><text:bookmark text:name="MathJax-Span-21"/><text:span text:style-name="T5">A</text:span><text:bookmark text:name="MathJax-Span-22"/><text:bookmark text:name="MathJax-Span-23"/><text:bookmark text:name="MathJax-Span-24"/><text:bookmark text:name="MathJax-Span-25"/><text:span text:style-name="T6">B</text:span><text:bookmark text:name="MathJax-Span-26"/><text:span text:style-name="T10">2</text:span><text:bookmark text:name="MathJax-Span-27"/><text:span text:style-name="T11">2</text:span><text:bookmark text:name="MathJax-Span-28"/><text:span text:style-name="T9">×</text:span><text:bookmark text:name="MathJax-Span-29"/><text:span text:style-name="T12">…</text:span><text:bookmark text:name="MathJax-Span-30"/><text:span text:style-name="T9">×</text:span><text:bookmark text:name="MathJax-Span-31"/><text:bookmark text:name="MathJax-Span-32"/><text:span text:style-name="T5">A</text:span><text:bookmark text:name="MathJax-Span-33"/><text:bookmark text:name="MathJax-Span-34"/><text:bookmark text:name="MathJax-Span-35"/><text:bookmark text:name="MathJax-Span-36"/><text:span text:style-name="T6">B</text:span><text:bookmark text:name="MathJax-Span-37"/><text:span text:style-name="T7">N</text:span><text:bookmark text:name="MathJax-Span-38"/><text:span text:style-name="T6">N</text:span><text:span text:style-name="T8">�=�1�1×�2�2×…×����</text:span> (each <text:bookmark text:name="MathJax-Element-4-Frame"/><text:bookmark text:name="MathJax-Span-39"/><text:bookmark text:name="MathJax-Span-40"/><text:bookmark text:name="MathJax-Span-41"/><text:bookmark text:name="MathJax-Span-42"/><text:span text:style-name="T5">A</text:span><text:bookmark text:name="MathJax-Span-43"/><text:span text:style-name="T6">i</text:span><text:span text:style-name="T8">��</text:span> is prime, each <text:bookmark text:name="MathJax-Element-5-Frame"/><text:bookmark text:name="MathJax-Span-44"/><text:bookmark text:name="MathJax-Span-45"/><text:bookmark text:name="MathJax-Span-46"/><text:bookmark text:name="MathJax-Span-47"/><text:span text:style-name="T5">B</text:span><text:bookmark text:name="MathJax-Span-48"/><text:span text:style-name="T6">i</text:span><text:span text:style-name="T8">��</text:span> is positive, and <text:bookmark text:name="MathJax-Element-6-Frame"/><text:bookmark text:name="MathJax-Span-49"/><text:bookmark text:name="MathJax-Span-50"/><text:bookmark text:name="MathJax-Span-51"/><text:bookmark text:name="MathJax-Span-52"/><text:span text:style-name="T5">A</text:span><text:bookmark text:name="MathJax-Span-53"/><text:span text:style-name="T11">1</text:span><text:bookmark text:name="MathJax-Span-54"/><text:span text:style-name="T9">&lt;</text:span><text:bookmark text:name="MathJax-Span-55"/><text:bookmark text:name="MathJax-Span-56"/><text:span text:style-name="T5">A</text:span><text:bookmark text:name="MathJax-Span-57"/><text:span text:style-name="T11">2</text:span><text:bookmark text:name="MathJax-Span-58"/><text:span text:style-name="T9">&lt;</text:span><text:bookmark text:name="MathJax-Span-59"/><text:span text:style-name="T12">…</text:span><text:bookmark text:name="MathJax-Span-60"/><text:span text:style-name="T9">&lt;</text:span><text:bookmark text:name="MathJax-Span-61"/><text:bookmark text:name="MathJax-Span-62"/><text:span text:style-name="T5">A</text:span><text:bookmark text:name="MathJax-Span-63"/><text:span text:style-name="T6">N</text:span><text:span text:style-name="T8">�1&lt;�2&lt;…&lt;��</text:span>)</text:p>
        </text:list-item>
        <text:list-item>
          <text:p text:style-name="P8"><text:bookmark text:name="MathJax-Element-7-Frame"/><text:bookmark text:name="MathJax-Span-64"/><text:bookmark text:name="MathJax-Span-65"/><text:bookmark text:name="MathJax-Span-66"/><text:span text:style-name="T5">Y</text:span><text:bookmark text:name="MathJax-Span-67"/><text:span text:style-name="T9">=</text:span><text:bookmark text:name="MathJax-Span-68"/><text:bookmark text:name="MathJax-Span-69"/><text:span text:style-name="T5">C</text:span><text:bookmark text:name="MathJax-Span-70"/><text:bookmark text:name="MathJax-Span-71"/><text:bookmark text:name="MathJax-Span-72"/><text:bookmark text:name="MathJax-Span-73"/><text:span text:style-name="T6">D</text:span><text:bookmark text:name="MathJax-Span-74"/><text:span text:style-name="T10">1</text:span><text:bookmark text:name="MathJax-Span-75"/><text:span text:style-name="T11">1</text:span><text:bookmark text:name="MathJax-Span-76"/><text:span text:style-name="T9">×</text:span><text:bookmark text:name="MathJax-Span-77"/><text:bookmark text:name="MathJax-Span-78"/><text:span text:style-name="T5">C</text:span><text:bookmark text:name="MathJax-Span-79"/><text:bookmark text:name="MathJax-Span-80"/><text:bookmark text:name="MathJax-Span-81"/><text:bookmark text:name="MathJax-Span-82"/><text:span text:style-name="T6">D</text:span><text:bookmark text:name="MathJax-Span-83"/><text:span text:style-name="T10">2</text:span><text:bookmark text:name="MathJax-Span-84"/><text:span text:style-name="T11">2</text:span><text:bookmark text:name="MathJax-Span-85"/><text:span text:style-name="T9">×</text:span><text:bookmark text:name="MathJax-Span-86"/><text:span text:style-name="T12">…</text:span><text:bookmark text:name="MathJax-Span-87"/><text:span text:style-name="T9">×</text:span><text:bookmark text:name="MathJax-Span-88"/><text:bookmark text:name="MathJax-Span-89"/><text:span text:style-name="T5">C</text:span><text:bookmark text:name="MathJax-Span-90"/><text:bookmark text:name="MathJax-Span-91"/><text:bookmark text:name="MathJax-Span-92"/><text:bookmark text:name="MathJax-Span-93"/><text:span text:style-name="T6">D</text:span><text:bookmark text:name="MathJax-Span-94"/><text:span text:style-name="T7">M</text:span><text:bookmark text:name="MathJax-Span-95"/><text:span text:style-name="T6">M</text:span><text:span text:style-name="T8">�=�1�1×�2�2×…×����</text:span> (each <text:bookmark text:name="MathJax-Element-8-Frame"/><text:bookmark text:name="MathJax-Span-96"/><text:bookmark text:name="MathJax-Span-97"/><text:bookmark text:name="MathJax-Span-98"/><text:bookmark text:name="MathJax-Span-99"/><text:span text:style-name="T5">C</text:span><text:bookmark text:name="MathJax-Span-100"/><text:span text:style-name="T6">j</text:span><text:span text:style-name="T8">��</text:span> is prime, each <text:bookmark text:name="MathJax-Element-9-Frame"/><text:bookmark text:name="MathJax-Span-101"/><text:bookmark text:name="MathJax-Span-102"/><text:bookmark text:name="MathJax-Span-103"/><text:bookmark text:name="MathJax-Span-104"/><text:span text:style-name="T5">D</text:span><text:bookmark text:name="MathJax-Span-105"/><text:span text:style-name="T6">j</text:span><text:span text:style-name="T8">��</text:span> is positive, and <text:bookmark text:name="MathJax-Element-10-Frame"/><text:bookmark text:name="MathJax-Span-106"/><text:bookmark text:name="MathJax-Span-107"/><text:bookmark text:name="MathJax-Span-108"/><text:bookmark text:name="MathJax-Span-109"/><text:span text:style-name="T5">C</text:span><text:bookmark text:name="MathJax-Span-110"/><text:span text:style-name="T11">1</text:span><text:bookmark text:name="MathJax-Span-111"/><text:span text:style-name="T9">&lt;</text:span><text:bookmark text:name="MathJax-Span-112"/><text:bookmark text:name="MathJax-Span-113"/><text:span text:style-name="T5">C</text:span><text:bookmark text:name="MathJax-Span-114"/><text:span text:style-name="T11">2</text:span><text:bookmark text:name="MathJax-Span-115"/><text:span text:style-name="T9">&lt;</text:span><text:bookmark text:name="MathJax-Span-116"/><text:span text:style-name="T12">…</text:span><text:bookmark text:name="MathJax-Span-117"/><text:span text:style-name="T9">&lt;</text:span><text:bookmark text:name="MathJax-Span-118"/><text:bookmark text:name="MathJax-Span-119"/><text:span text:style-name="T5">C</text:span><text:bookmark text:name="MathJax-Span-120"/><text:span text:style-name="T6">M</text:span><text:span text:style-name="T8">�1&lt;�2&lt;…&lt;��</text:span>)</text:p>
        </text:list-item>
      </text:list>
      <text:p text:style-name="P11">Chaneka ponders about these two integers for too long throughout the trip, so Chaneka's friend commands her "Gece, deh!" (move fast) in order to not be late for the exam.</text:p>
      <text:p text:style-name="P7">Because of that command, Chaneka comes up with a problem, how many pairs of positive integers <text:bookmark text:name="MathJax-Element-11-Frame"/><text:bookmark text:name="MathJax-Span-121"/><text:bookmark text:name="MathJax-Span-122"/><text:bookmark text:name="MathJax-Span-123"/><text:span text:style-name="T5">p</text:span><text:span text:style-name="T8">�</text:span> and <text:bookmark text:name="MathJax-Element-12-Frame"/><text:bookmark text:name="MathJax-Span-124"/><text:bookmark text:name="MathJax-Span-125"/><text:bookmark text:name="MathJax-Span-126"/><text:span text:style-name="T5">q</text:span><text:span text:style-name="T8">�</text:span> such that <text:bookmark text:name="MathJax-Element-13-Frame"/><text:bookmark text:name="MathJax-Span-127"/><text:bookmark text:name="MathJax-Span-128"/><text:bookmark text:name="MathJax-Span-129"/><text:span text:style-name="T9">LCM</text:span><text:bookmark text:name="MathJax-Span-130"/><text:span text:style-name="T9">(</text:span><text:bookmark text:name="MathJax-Span-131"/><text:span text:style-name="T5">p</text:span><text:bookmark text:name="MathJax-Span-132"/><text:span text:style-name="T9">,</text:span><text:bookmark text:name="MathJax-Span-133"/><text:span text:style-name="T5">q</text:span><text:bookmark text:name="MathJax-Span-134"/><text:span text:style-name="T9">)</text:span><text:bookmark text:name="MathJax-Span-135"/><text:span text:style-name="T9">=</text:span><text:bookmark text:name="MathJax-Span-136"/><text:span text:style-name="T5">X</text:span><text:span text:style-name="T8">LCM(�,�)=�</text:span> and <text:bookmark text:name="MathJax-Element-14-Frame"/><text:bookmark text:name="MathJax-Span-137"/><text:bookmark text:name="MathJax-Span-138"/><text:bookmark text:name="MathJax-Span-139"/><text:span text:style-name="T9">GCD</text:span><text:bookmark text:name="MathJax-Span-140"/><text:span text:style-name="T9">(</text:span><text:bookmark text:name="MathJax-Span-141"/><text:span text:style-name="T5">p</text:span><text:bookmark text:name="MathJax-Span-142"/><text:span text:style-name="T9">,</text:span><text:bookmark text:name="MathJax-Span-143"/><text:span text:style-name="T5">q</text:span><text:bookmark text:name="MathJax-Span-144"/><text:span text:style-name="T9">)</text:span><text:bookmark text:name="MathJax-Span-145"/><text:span text:style-name="T9">=</text:span><text:bookmark text:name="MathJax-Span-146"/><text:span text:style-name="T5">Y</text:span><text:span text:style-name="T8">GCD(�,�)=�</text:span>. Since the answer can be very big, output the answer modulo <text:bookmark text:name="MathJax-Element-15-Frame"/><text:bookmark text:name="MathJax-Span-147"/><text:bookmark text:name="MathJax-Span-148"/><text:bookmark text:name="MathJax-Span-149"/><text:span text:style-name="T9">998</text:span><text:bookmark text:name="MathJax-Span-150"/><text:bookmark text:name="MathJax-Span-151"/><text:span text:style-name="T9">244</text:span><text:bookmark text:name="MathJax-Span-152"/><text:bookmark text:name="MathJax-Span-153"/><text:span text:style-name="T9">353</text:span><text:span text:style-name="T8">998244353</text:span>.</text:p>
      <text:p text:style-name="P11">Notes:</text:p>
      <text:list xml:id="list3149734091" text:style-name="L2">
        <text:list-item>
          <text:p text:style-name="P9"><text:bookmark text:name="MathJax-Element-16-Frame"/><text:bookmark text:name="MathJax-Span-154"/><text:bookmark text:name="MathJax-Span-155"/><text:bookmark text:name="MathJax-Span-156"/><text:span text:style-name="T9">LCM</text:span><text:bookmark text:name="MathJax-Span-157"/><text:span text:style-name="T9">(</text:span><text:bookmark text:name="MathJax-Span-158"/><text:span text:style-name="T5">p</text:span><text:bookmark text:name="MathJax-Span-159"/><text:span text:style-name="T9">,</text:span><text:bookmark text:name="MathJax-Span-160"/><text:span text:style-name="T5">q</text:span><text:bookmark text:name="MathJax-Span-161"/><text:span text:style-name="T9">)</text:span><text:span text:style-name="T8">LCM(�,�)</text:span> is the smallest positive integer that is simultaneously divisible by <text:bookmark text:name="MathJax-Element-17-Frame"/><text:bookmark text:name="MathJax-Span-162"/><text:bookmark text:name="MathJax-Span-163"/><text:bookmark text:name="MathJax-Span-164"/><text:span text:style-name="T5">p</text:span><text:span text:style-name="T8">�</text:span> and <text:bookmark text:name="MathJax-Element-18-Frame"/><text:bookmark text:name="MathJax-Span-165"/><text:bookmark text:name="MathJax-Span-166"/><text:bookmark text:name="MathJax-Span-167"/><text:span text:style-name="T5">q</text:span><text:span text:style-name="T8">�</text:span>.</text:p>
        </text:list-item>
        <text:list-item>
          <text:p text:style-name="P9"><text:bookmark text:name="MathJax-Element-19-Frame"/><text:bookmark text:name="MathJax-Span-168"/><text:bookmark text:name="MathJax-Span-169"/><text:bookmark text:name="MathJax-Span-170"/><text:span text:style-name="T9">GCD</text:span><text:bookmark text:name="MathJax-Span-171"/><text:span text:style-name="T9">(</text:span><text:bookmark text:name="MathJax-Span-172"/><text:span text:style-name="T5">p</text:span><text:bookmark text:name="MathJax-Span-173"/><text:span text:style-name="T9">,</text:span><text:bookmark text:name="MathJax-Span-174"/><text:span text:style-name="T5">q</text:span><text:bookmark text:name="MathJax-Span-175"/><text:span text:style-name="T9">)</text:span><text:span text:style-name="T8">GCD(�,�)</text:span> is the biggest positive integer that simultaneously divides <text:bookmark text:name="MathJax-Element-20-Frame"/><text:bookmark text:name="MathJax-Span-176"/><text:bookmark text:name="MathJax-Span-177"/><text:bookmark text:name="MathJax-Span-178"/><text:span text:style-name="T5">p</text:span><text:span text:style-name="T8">�</text:span> and <text:bookmark text:name="MathJax-Element-21-Frame"/><text:bookmark text:name="MathJax-Span-179"/><text:bookmark text:name="MathJax-Span-180"/><text:bookmark text:name="MathJax-Span-181"/><text:span text:style-name="T5">q</text:span><text:span text:style-name="T8">�</text:span>.</text:p>
        </text:list-item>
      </text:list>
      <text:p text:style-name="P13">Input</text:p>
      <text:p text:style-name="P7">The first line contains a single integer <text:bookmark text:name="MathJax-Element-22-Frame"/><text:bookmark text:name="MathJax-Span-182"/><text:bookmark text:name="MathJax-Span-183"/><text:bookmark text:name="MathJax-Span-184"/><text:span text:style-name="T5">N</text:span><text:span text:style-name="T8">�</text:span> (<text:bookmark text:name="MathJax-Element-23-Frame"/><text:bookmark text:name="MathJax-Span-185"/><text:bookmark text:name="MathJax-Span-186"/><text:bookmark text:name="MathJax-Span-187"/><text:span text:style-name="T9">1</text:span><text:bookmark text:name="MathJax-Span-188"/><text:span text:style-name="T12">≤</text:span><text:bookmark text:name="MathJax-Span-189"/><text:span text:style-name="T5">N</text:span><text:bookmark text:name="MathJax-Span-190"/><text:span text:style-name="T12">≤</text:span><text:bookmark text:name="MathJax-Span-191"/><text:bookmark text:name="MathJax-Span-192"/><text:span text:style-name="T9">10</text:span><text:bookmark text:name="MathJax-Span-193"/><text:span text:style-name="T11">5</text:span><text:span text:style-name="T8">1≤�≤105</text:span>) — the number of distinct primes in the prime factorisation of <text:bookmark text:name="MathJax-Element-24-Frame"/><text:bookmark text:name="MathJax-Span-194"/><text:bookmark text:name="MathJax-Span-195"/><text:bookmark text:name="MathJax-Span-196"/><text:span text:style-name="T5">X</text:span><text:span text:style-name="T8">�</text:span>.</text:p>
      <text:p text:style-name="P7">The second line contains <text:bookmark text:name="MathJax-Element-25-Frame"/><text:bookmark text:name="MathJax-Span-197"/><text:bookmark text:name="MathJax-Span-198"/><text:bookmark text:name="MathJax-Span-199"/><text:span text:style-name="T5">N</text:span><text:span text:style-name="T8">�</text:span> integers <text:bookmark text:name="MathJax-Element-26-Frame"/><text:bookmark text:name="MathJax-Span-200"/><text:bookmark text:name="MathJax-Span-201"/><text:bookmark text:name="MathJax-Span-202"/><text:bookmark text:name="MathJax-Span-203"/><text:span text:style-name="T5">A</text:span><text:bookmark text:name="MathJax-Span-204"/><text:span text:style-name="T11">1</text:span><text:bookmark text:name="MathJax-Span-205"/><text:span text:style-name="T9">,</text:span><text:bookmark text:name="MathJax-Span-206"/><text:bookmark text:name="MathJax-Span-207"/><text:span text:style-name="T5">A</text:span><text:bookmark text:name="MathJax-Span-208"/><text:span text:style-name="T11">2</text:span><text:bookmark text:name="MathJax-Span-209"/><text:span text:style-name="T9">,</text:span><text:bookmark text:name="MathJax-Span-210"/><text:bookmark text:name="MathJax-Span-211"/><text:span text:style-name="T5">A</text:span><text:bookmark text:name="MathJax-Span-212"/><text:span text:style-name="T11">3</text:span><text:bookmark text:name="MathJax-Span-213"/><text:span text:style-name="T9">,</text:span><text:bookmark text:name="MathJax-Span-214"/><text:span text:style-name="T12">…</text:span><text:bookmark text:name="MathJax-Span-215"/><text:span text:style-name="T9">,</text:span><text:bookmark text:name="MathJax-Span-216"/><text:bookmark text:name="MathJax-Span-217"/><text:span text:style-name="T5">A</text:span><text:bookmark text:name="MathJax-Span-218"/><text:span text:style-name="T6">N</text:span><text:span text:style-name="T8">�1,�2,�3,…,��</text:span> (<text:bookmark text:name="MathJax-Element-27-Frame"/><text:bookmark text:name="MathJax-Span-219"/><text:bookmark text:name="MathJax-Span-220"/><text:bookmark text:name="MathJax-Span-221"/><text:span text:style-name="T9">2</text:span><text:bookmark text:name="MathJax-Span-222"/><text:span text:style-name="T12">≤</text:span><text:bookmark text:name="MathJax-Span-223"/><text:bookmark text:name="MathJax-Span-224"/><text:span text:style-name="T5">A</text:span><text:bookmark text:name="MathJax-Span-225"/><text:span text:style-name="T11">1</text:span><text:bookmark text:name="MathJax-Span-226"/><text:span text:style-name="T9">&lt;</text:span><text:bookmark text:name="MathJax-Span-227"/><text:bookmark text:name="MathJax-Span-228"/><text:span text:style-name="T5">A</text:span><text:bookmark text:name="MathJax-Span-229"/><text:span text:style-name="T11">2</text:span><text:bookmark text:name="MathJax-Span-230"/><text:span text:style-name="T9">&lt;</text:span><text:bookmark text:name="MathJax-Span-231"/><text:span text:style-name="T12">…</text:span><text:bookmark text:name="MathJax-Span-232"/><text:span text:style-name="T9">&lt;</text:span><text:bookmark text:name="MathJax-Span-233"/><text:bookmark text:name="MathJax-Span-234"/><text:span text:style-name="T5">A</text:span><text:bookmark text:name="MathJax-Span-235"/><text:span text:style-name="T6">N</text:span><text:bookmark text:name="MathJax-Span-236"/><text:span text:style-name="T12">≤</text:span><text:bookmark text:name="MathJax-Span-237"/><text:span text:style-name="T9">2</text:span><text:bookmark text:name="MathJax-Span-238"/><text:span text:style-name="T12">⋅</text:span><text:bookmark text:name="MathJax-Span-239"/><text:bookmark text:name="MathJax-Span-240"/><text:span text:style-name="T9">10</text:span><text:bookmark text:name="MathJax-Span-241"/><text:span text:style-name="T11">6</text:span><text:span text:style-name="T8">2≤�1&lt;�2&lt;…&lt;��≤2⋅106</text:span>; each <text:bookmark text:name="MathJax-Element-28-Frame"/><text:bookmark text:name="MathJax-Span-242"/><text:bookmark text:name="MathJax-Span-243"/><text:bookmark text:name="MathJax-Span-244"/><text:bookmark text:name="MathJax-Span-245"/><text:span text:style-name="T5">A</text:span><text:bookmark text:name="MathJax-Span-246"/><text:span text:style-name="T6">i</text:span><text:span text:style-name="T8">��</text:span> is prime) — the primes in the prime factorisation of <text:bookmark text:name="MathJax-Element-29-Frame"/><text:bookmark text:name="MathJax-Span-247"/><text:bookmark text:name="MathJax-Span-248"/><text:bookmark text:name="MathJax-Span-249"/><text:span text:style-name="T5">X</text:span><text:span text:style-name="T8">�</text:span>.</text:p>
      <text:p text:style-name="P7">The third line contains <text:bookmark text:name="MathJax-Element-30-Frame"/><text:bookmark text:name="MathJax-Span-250"/><text:bookmark text:name="MathJax-Span-251"/><text:bookmark text:name="MathJax-Span-252"/><text:span text:style-name="T5">N</text:span><text:span text:style-name="T8">�</text:span> integers <text:bookmark text:name="MathJax-Element-31-Frame"/><text:bookmark text:name="MathJax-Span-253"/><text:bookmark text:name="MathJax-Span-254"/><text:bookmark text:name="MathJax-Span-255"/><text:bookmark text:name="MathJax-Span-256"/><text:span text:style-name="T5">B</text:span><text:bookmark text:name="MathJax-Span-257"/><text:span text:style-name="T11">1</text:span><text:bookmark text:name="MathJax-Span-258"/><text:span text:style-name="T9">,</text:span><text:bookmark text:name="MathJax-Span-259"/><text:bookmark text:name="MathJax-Span-260"/><text:span text:style-name="T5">B</text:span><text:bookmark text:name="MathJax-Span-261"/><text:span text:style-name="T11">2</text:span><text:bookmark text:name="MathJax-Span-262"/><text:span text:style-name="T9">,</text:span><text:bookmark text:name="MathJax-Span-263"/><text:bookmark text:name="MathJax-Span-264"/><text:span text:style-name="T5">B</text:span><text:bookmark text:name="MathJax-Span-265"/><text:span text:style-name="T11">3</text:span><text:bookmark text:name="MathJax-Span-266"/><text:span text:style-name="T9">,</text:span><text:bookmark text:name="MathJax-Span-267"/><text:span text:style-name="T12">…</text:span><text:bookmark text:name="MathJax-Span-268"/><text:span text:style-name="T9">,</text:span><text:bookmark text:name="MathJax-Span-269"/><text:bookmark text:name="MathJax-Span-270"/><text:span text:style-name="T5">B</text:span><text:bookmark text:name="MathJax-Span-271"/><text:span text:style-name="T6">N</text:span><text:span text:style-name="T8">�1,�2,�3,…,��</text:span> (<text:bookmark text:name="MathJax-Element-32-Frame"/><text:bookmark text:name="MathJax-Span-272"/><text:bookmark text:name="MathJax-Span-273"/><text:bookmark text:name="MathJax-Span-274"/><text:span text:style-name="T9">1</text:span><text:bookmark text:name="MathJax-Span-275"/><text:span text:style-name="T12">≤</text:span><text:bookmark text:name="MathJax-Span-276"/><text:bookmark text:name="MathJax-Span-277"/><text:span text:style-name="T5">B</text:span><text:bookmark text:name="MathJax-Span-278"/><text:span text:style-name="T6">i</text:span><text:bookmark text:name="MathJax-Span-279"/><text:span text:style-name="T12">≤</text:span><text:bookmark text:name="MathJax-Span-280"/><text:bookmark text:name="MathJax-Span-281"/><text:span text:style-name="T9">10</text:span><text:bookmark text:name="MathJax-Span-282"/><text:span text:style-name="T11">5</text:span><text:span text:style-name="T8">1≤��≤105</text:span>) — the exponents in the prime factorisation of <text:bookmark text:name="MathJax-Element-33-Frame"/><text:bookmark text:name="MathJax-Span-283"/><text:bookmark text:name="MathJax-Span-284"/><text:bookmark text:name="MathJax-Span-285"/><text:span text:style-name="T5">X</text:span><text:span text:style-name="T8">�</text:span>.</text:p>
      <text:p text:style-name="P7">The fourth line contains a single integer <text:bookmark text:name="MathJax-Element-34-Frame"/><text:bookmark text:name="MathJax-Span-286"/><text:bookmark text:name="MathJax-Span-287"/><text:bookmark text:name="MathJax-Span-288"/><text:span text:style-name="T5">M</text:span><text:span text:style-name="T8">�</text:span> (<text:bookmark text:name="MathJax-Element-35-Frame"/><text:bookmark text:name="MathJax-Span-289"/><text:bookmark text:name="MathJax-Span-290"/><text:bookmark text:name="MathJax-Span-291"/><text:span text:style-name="T9">1</text:span><text:bookmark text:name="MathJax-Span-292"/><text:span text:style-name="T12">≤</text:span><text:bookmark text:name="MathJax-Span-293"/><text:span text:style-name="T5">M</text:span><text:bookmark text:name="MathJax-Span-294"/><text:span text:style-name="T12">≤</text:span><text:bookmark text:name="MathJax-Span-295"/><text:bookmark text:name="MathJax-Span-296"/><text:span text:style-name="T9">10</text:span><text:bookmark text:name="MathJax-Span-297"/><text:span text:style-name="T11">5</text:span><text:span text:style-name="T8">1≤�≤105</text:span>) — the number of distinct primes in the prime factorisation of <text:bookmark text:name="MathJax-Element-36-Frame"/><text:bookmark text:name="MathJax-Span-298"/><text:bookmark text:name="MathJax-Span-299"/><text:bookmark text:name="MathJax-Span-300"/><text:span text:style-name="T5">Y</text:span><text:span text:style-name="T8">�</text:span>.</text:p>
      <text:p text:style-name="P7">The fifth line contains <text:bookmark text:name="MathJax-Element-37-Frame"/><text:bookmark text:name="MathJax-Span-301"/><text:bookmark text:name="MathJax-Span-302"/><text:bookmark text:name="MathJax-Span-303"/><text:span text:style-name="T5">M</text:span><text:span text:style-name="T8">�</text:span> integers <text:bookmark text:name="MathJax-Element-38-Frame"/><text:bookmark text:name="MathJax-Span-304"/><text:bookmark text:name="MathJax-Span-305"/><text:bookmark text:name="MathJax-Span-306"/><text:bookmark text:name="MathJax-Span-307"/><text:span text:style-name="T5">C</text:span><text:bookmark text:name="MathJax-Span-308"/><text:span text:style-name="T11">1</text:span><text:bookmark text:name="MathJax-Span-309"/><text:span text:style-name="T9">,</text:span><text:bookmark text:name="MathJax-Span-310"/><text:bookmark text:name="MathJax-Span-311"/><text:span text:style-name="T5">C</text:span><text:bookmark text:name="MathJax-Span-312"/><text:span text:style-name="T11">2</text:span><text:bookmark text:name="MathJax-Span-313"/><text:span text:style-name="T9">,</text:span><text:bookmark text:name="MathJax-Span-314"/><text:bookmark text:name="MathJax-Span-315"/><text:span text:style-name="T5">C</text:span><text:bookmark text:name="MathJax-Span-316"/><text:span text:style-name="T11">3</text:span><text:bookmark text:name="MathJax-Span-317"/><text:span text:style-name="T9">,</text:span><text:bookmark text:name="MathJax-Span-318"/><text:span text:style-name="T12">…</text:span><text:bookmark text:name="MathJax-Span-319"/><text:span text:style-name="T9">,</text:span><text:bookmark text:name="MathJax-Span-320"/><text:bookmark text:name="MathJax-Span-321"/><text:span text:style-name="T5">C</text:span><text:bookmark text:name="MathJax-Span-322"/><text:span text:style-name="T6">M</text:span><text:span text:style-name="T8">�1,�2,�3,…,��</text:span> (<text:bookmark text:name="MathJax-Element-39-Frame"/><text:bookmark text:name="MathJax-Span-323"/><text:bookmark text:name="MathJax-Span-324"/><text:bookmark text:name="MathJax-Span-325"/><text:span text:style-name="T9">2</text:span><text:bookmark text:name="MathJax-Span-326"/><text:span text:style-name="T12">≤</text:span><text:bookmark text:name="MathJax-Span-327"/><text:bookmark text:name="MathJax-Span-328"/><text:span text:style-name="T5">C</text:span><text:bookmark text:name="MathJax-Span-329"/><text:span text:style-name="T11">1</text:span><text:bookmark text:name="MathJax-Span-330"/><text:span text:style-name="T9">&lt;</text:span><text:bookmark text:name="MathJax-Span-331"/><text:bookmark text:name="MathJax-Span-332"/><text:span text:style-name="T5">C</text:span><text:bookmark text:name="MathJax-Span-333"/><text:span text:style-name="T11">2</text:span><text:bookmark text:name="MathJax-Span-334"/><text:span text:style-name="T9">&lt;</text:span><text:bookmark text:name="MathJax-Span-335"/><text:span text:style-name="T12">…</text:span><text:bookmark text:name="MathJax-Span-336"/><text:span text:style-name="T9">&lt;</text:span><text:bookmark text:name="MathJax-Span-337"/><text:bookmark text:name="MathJax-Span-338"/><text:span text:style-name="T5">C</text:span><text:bookmark text:name="MathJax-Span-339"/><text:span text:style-name="T6">M</text:span><text:bookmark text:name="MathJax-Span-340"/><text:span text:style-name="T12">≤</text:span><text:bookmark text:name="MathJax-Span-341"/><text:span text:style-name="T9">2</text:span><text:bookmark text:name="MathJax-Span-342"/><text:span text:style-name="T12">⋅</text:span><text:bookmark text:name="MathJax-Span-343"/><text:bookmark text:name="MathJax-Span-344"/><text:span text:style-name="T9">10</text:span><text:bookmark text:name="MathJax-Span-345"/><text:span text:style-name="T11">6</text:span><text:span text:style-name="T8">2≤�1&lt;�2&lt;…&lt;��≤2⋅106</text:span>; each <text:bookmark text:name="MathJax-Element-40-Frame"/><text:bookmark text:name="MathJax-Span-346"/><text:bookmark text:name="MathJax-Span-347"/><text:bookmark text:name="MathJax-Span-348"/><text:bookmark text:name="MathJax-Span-349"/><text:span text:style-name="T5">C</text:span><text:bookmark text:name="MathJax-Span-350"/><text:span text:style-name="T6">j</text:span><text:span text:style-name="T8">��</text:span> is prime) — the primes in the prime factorisation of <text:bookmark text:name="MathJax-Element-41-Frame"/><text:bookmark text:name="MathJax-Span-351"/><text:bookmark text:name="MathJax-Span-352"/><text:bookmark text:name="MathJax-Span-353"/><text:span text:style-name="T5">Y</text:span><text:span text:style-name="T8">�</text:span>.</text:p>
      <text:p text:style-name="P7">The sixth line contains <text:bookmark text:name="MathJax-Element-42-Frame"/><text:bookmark text:name="MathJax-Span-354"/><text:bookmark text:name="MathJax-Span-355"/><text:bookmark text:name="MathJax-Span-356"/><text:span text:style-name="T5">M</text:span><text:span text:style-name="T8">�</text:span> integers <text:bookmark text:name="MathJax-Element-43-Frame"/><text:bookmark text:name="MathJax-Span-357"/><text:bookmark text:name="MathJax-Span-358"/><text:bookmark text:name="MathJax-Span-359"/><text:bookmark text:name="MathJax-Span-360"/><text:span text:style-name="T5">D</text:span><text:bookmark text:name="MathJax-Span-361"/><text:span text:style-name="T11">1</text:span><text:bookmark text:name="MathJax-Span-362"/><text:span text:style-name="T9">,</text:span><text:bookmark text:name="MathJax-Span-363"/><text:bookmark text:name="MathJax-Span-364"/><text:span text:style-name="T5">D</text:span><text:bookmark text:name="MathJax-Span-365"/><text:span text:style-name="T11">2</text:span><text:bookmark text:name="MathJax-Span-366"/><text:span text:style-name="T9">,</text:span><text:bookmark text:name="MathJax-Span-367"/><text:bookmark text:name="MathJax-Span-368"/><text:span text:style-name="T5">D</text:span><text:bookmark text:name="MathJax-Span-369"/><text:span text:style-name="T11">3</text:span><text:bookmark text:name="MathJax-Span-370"/><text:span text:style-name="T9">,</text:span><text:bookmark text:name="MathJax-Span-371"/><text:span text:style-name="T12">…</text:span><text:bookmark text:name="MathJax-Span-372"/><text:span text:style-name="T9">,</text:span><text:bookmark text:name="MathJax-Span-373"/><text:bookmark text:name="MathJax-Span-374"/><text:span text:style-name="T5">D</text:span><text:bookmark text:name="MathJax-Span-375"/><text:span text:style-name="T6">M</text:span><text:span text:style-name="T8">�1,�2,�3,…,��</text:span> (<text:bookmark text:name="MathJax-Element-44-Frame"/><text:bookmark text:name="MathJax-Span-376"/><text:bookmark text:name="MathJax-Span-377"/><text:bookmark text:name="MathJax-Span-378"/><text:span text:style-name="T9">1</text:span><text:bookmark text:name="MathJax-Span-379"/><text:span text:style-name="T12">≤</text:span><text:bookmark text:name="MathJax-Span-380"/><text:bookmark text:name="MathJax-Span-381"/><text:span text:style-name="T5">D</text:span><text:bookmark text:name="MathJax-Span-382"/><text:span text:style-name="T6">j</text:span><text:bookmark text:name="MathJax-Span-383"/><text:span text:style-name="T12">≤</text:span><text:bookmark text:name="MathJax-Span-384"/><text:bookmark text:name="MathJax-Span-385"/><text:span text:style-name="T9">10</text:span><text:bookmark text:name="MathJax-Span-386"/><text:span text:style-name="T11">5</text:span><text:span text:style-name="T8">1≤��≤105</text:span>) — the exponents in the prime factorisation of <text:bookmark text:name="MathJax-Element-45-Frame"/><text:bookmark text:name="MathJax-Span-387"/><text:bookmark text:name="MathJax-Span-388"/><text:bookmark text:name="MathJax-Span-389"/><text:span text:style-name="T5">Y</text:span><text:span text:style-name="T8">�</text:span>.</text:p>
      <text:p text:style-name="P13">Output</text:p>
      <text:p text:style-name="P7">An integer representing the number of pairs of positive integers <text:bookmark text:name="MathJax-Element-46-Frame"/><text:bookmark text:name="MathJax-Span-390"/><text:bookmark text:name="MathJax-Span-391"/><text:bookmark text:name="MathJax-Span-392"/><text:span text:style-name="T5">p</text:span><text:span text:style-name="T8">�</text:span> and <text:bookmark text:name="MathJax-Element-47-Frame"/><text:bookmark text:name="MathJax-Span-393"/><text:bookmark text:name="MathJax-Span-394"/><text:bookmark text:name="MathJax-Span-395"/><text:span text:style-name="T5">q</text:span><text:span text:style-name="T8">�</text:span> such that <text:bookmark text:name="MathJax-Element-48-Frame"/><text:bookmark text:name="MathJax-Span-396"/><text:bookmark text:name="MathJax-Span-397"/><text:bookmark text:name="MathJax-Span-398"/><text:span text:style-name="T9">LCM</text:span><text:bookmark text:name="MathJax-Span-399"/><text:span text:style-name="T9">(</text:span><text:bookmark text:name="MathJax-Span-400"/><text:span text:style-name="T5">p</text:span><text:bookmark text:name="MathJax-Span-401"/><text:span text:style-name="T9">,</text:span><text:bookmark text:name="MathJax-Span-402"/><text:span text:style-name="T5">q</text:span><text:bookmark text:name="MathJax-Span-403"/><text:span text:style-name="T9">)</text:span><text:bookmark text:name="MathJax-Span-404"/><text:span text:style-name="T9">=</text:span><text:bookmark text:name="MathJax-Span-405"/><text:span text:style-name="T5">X</text:span><text:span text:style-name="T8">LCM(�,�)=�</text:span> and <text:bookmark text:name="MathJax-Element-49-Frame"/><text:bookmark text:name="MathJax-Span-406"/><text:bookmark text:name="MathJax-Span-407"/><text:bookmark text:name="MathJax-Span-408"/><text:span text:style-name="T9">GCD</text:span><text:bookmark text:name="MathJax-Span-409"/><text:span text:style-name="T9">(</text:span><text:bookmark text:name="MathJax-Span-410"/><text:span text:style-name="T5">p</text:span><text:bookmark text:name="MathJax-Span-411"/><text:span text:style-name="T9">,</text:span><text:bookmark text:name="MathJax-Span-412"/><text:span text:style-name="T5">q</text:span><text:bookmark text:name="MathJax-Span-413"/><text:span text:style-name="T9">)</text:span><text:bookmark text:name="MathJax-Span-414"/><text:span text:style-name="T9">=</text:span><text:bookmark text:name="MathJax-Span-415"/><text:span text:style-name="T5">Y</text:span><text:span text:style-name="T8">GCD(�,�)=�</text:span>, modulo <text:bookmark text:name="MathJax-Element-50-Frame"/><text:bookmark text:name="MathJax-Span-416"/><text:bookmark text:name="MathJax-Span-417"/><text:bookmark text:name="MathJax-Span-418"/><text:span text:style-name="T9">998</text:span><text:bookmark text:name="MathJax-Span-419"/><text:bookmark text:name="MathJax-Span-420"/><text:span text:style-name="T9">244</text:span><text:bookmark text:name="MathJax-Span-421"/><text:bookmark text:name="MathJax-Span-422"/><text:span text:style-name="T9">353</text:span><text:span text:style-name="T8">998244353</text:span>.</text:p>
      <text:p text:style-name="P12">Examples</text:p>
      <text:p text:style-name="P16">input</text:p>
      <text:section text:style-name="Sect1" text:name="id002983785635944529">
        <text:p text:style-name="P17">Copy</text:p>
      </text:section>
      <text:p text:style-name="P1"><text:bookmark text:name="id0019231339260508418"/>4</text:p>
      <text:p text:style-name="P2">2 3 5 7</text:p>
      <text:p text:style-name="P2">2 1 1 2</text:p>
      <text:p text:style-name="P2">2</text:p>
      <text:p text:style-name="P2">3 7</text:p>
      <text:p text:style-name="P2">1 1</text:p>
      <text:p text:style-name="P16">output</text:p>
      <text:section text:style-name="Sect1" text:name="id007946354663733568">
        <text:p text:style-name="P17">Copy</text:p>
      </text:section>
      <text:p text:style-name="P1"><text:bookmark text:name="id009107624983853337"/>8</text:p>
      <text:p text:style-name="P16">input</text:p>
      <text:section text:style-name="Sect1" text:name="id00851881070426229">
        <text:p text:style-name="P17">Copy</text:p>
      </text:section>
      <text:p text:style-name="P1"><text:bookmark text:name="id003036867901482354"/>2</text:p>
      <text:p text:style-name="P2">1299721 1999993</text:p>
      <text:p text:style-name="P2">100000 265</text:p>
      <text:p text:style-name="P2">2</text:p>
      <text:p text:style-name="P2">1299721 1999993</text:p>
      <text:p text:style-name="P2">100000 265</text:p>
      <text:p text:style-name="P16"><text:soft-page-break/>output</text:p>
      <text:section text:style-name="Sect1" text:name="id006682123400214992">
        <text:p text:style-name="P17">Copy</text:p>
      </text:section>
      <text:p text:style-name="P1"><text:bookmark text:name="id0006466609572672533"/>1</text:p>
      <text:p text:style-name="P16">input</text:p>
      <text:section text:style-name="Sect1" text:name="id0028022070341117855">
        <text:p text:style-name="P17">Copy</text:p>
      </text:section>
      <text:p text:style-name="P1"><text:bookmark text:name="id0030803083877485293"/>2</text:p>
      <text:p text:style-name="P2">2 5</text:p>
      <text:p text:style-name="P2">1 1</text:p>
      <text:p text:style-name="P2">2</text:p>
      <text:p text:style-name="P2">2 3</text:p>
      <text:p text:style-name="P2">1 1</text:p>
      <text:p text:style-name="P16">output</text:p>
      <text:section text:style-name="Sect1" text:name="id005508345761405655">
        <text:p text:style-name="P17">Copy</text:p>
      </text:section>
      <text:p text:style-name="P1"><text:bookmark text:name="id006239675985921389"/>0</text:p>
      <text:p text:style-name="P13">Note</text:p>
      <text:p text:style-name="P11">In the first example, the integers are as follows:</text:p>
      <text:list xml:id="list2610225333" text:style-name="L3">
        <text:list-item>
          <text:p text:style-name="P14"><text:bookmark text:name="MathJax-Element-51-Frame"/><text:bookmark text:name="MathJax-Span-423"/><text:bookmark text:name="MathJax-Span-424"/><text:bookmark text:name="MathJax-Span-425"/><text:span text:style-name="T2">X</text:span><text:bookmark text:name="MathJax-Span-426"/><text:span text:style-name="T3">=</text:span><text:bookmark text:name="MathJax-Span-427"/><text:bookmark text:name="MathJax-Span-428"/><text:span text:style-name="T3">2</text:span><text:bookmark text:name="MathJax-Span-429"/><text:span text:style-name="T4">2</text:span><text:bookmark text:name="MathJax-Span-430"/><text:span text:style-name="T3">×</text:span><text:bookmark text:name="MathJax-Span-431"/><text:bookmark text:name="MathJax-Span-432"/><text:span text:style-name="T3">3</text:span><text:bookmark text:name="MathJax-Span-433"/><text:span text:style-name="T4">1</text:span><text:bookmark text:name="MathJax-Span-434"/><text:span text:style-name="T3">×</text:span><text:bookmark text:name="MathJax-Span-435"/><text:bookmark text:name="MathJax-Span-436"/><text:span text:style-name="T3">5</text:span><text:bookmark text:name="MathJax-Span-437"/><text:span text:style-name="T4">1</text:span><text:bookmark text:name="MathJax-Span-438"/><text:span text:style-name="T3">×</text:span><text:bookmark text:name="MathJax-Span-439"/><text:bookmark text:name="MathJax-Span-440"/><text:span text:style-name="T3">7</text:span><text:bookmark text:name="MathJax-Span-441"/><text:span text:style-name="T4">2</text:span><text:bookmark text:name="MathJax-Span-442"/><text:span text:style-name="T3">=</text:span><text:bookmark text:name="MathJax-Span-443"/><text:span text:style-name="T3">2940</text:span><text:span text:style-name="T1">�=22×31×51×72=2940</text:span></text:p>
        </text:list-item>
        <text:list-item>
          <text:p text:style-name="P14"><text:bookmark text:name="MathJax-Element-52-Frame"/><text:bookmark text:name="MathJax-Span-444"/><text:bookmark text:name="MathJax-Span-445"/><text:bookmark text:name="MathJax-Span-446"/><text:span text:style-name="T2">Y</text:span><text:bookmark text:name="MathJax-Span-447"/><text:span text:style-name="T3">=</text:span><text:bookmark text:name="MathJax-Span-448"/><text:bookmark text:name="MathJax-Span-449"/><text:span text:style-name="T3">3</text:span><text:bookmark text:name="MathJax-Span-450"/><text:span text:style-name="T4">1</text:span><text:bookmark text:name="MathJax-Span-451"/><text:span text:style-name="T3">×</text:span><text:bookmark text:name="MathJax-Span-452"/><text:bookmark text:name="MathJax-Span-453"/><text:span text:style-name="T3">7</text:span><text:bookmark text:name="MathJax-Span-454"/><text:span text:style-name="T4">1</text:span><text:bookmark text:name="MathJax-Span-455"/><text:span text:style-name="T3">=</text:span><text:bookmark text:name="MathJax-Span-456"/><text:span text:style-name="T3">21</text:span><text:span text:style-name="T1">�=31×71=21</text:span></text:p>
        </text:list-item>
      </text:list>
      <text:p text:style-name="P7">The following are all possible pairs of <text:bookmark text:name="MathJax-Element-53-Frame"/><text:bookmark text:name="MathJax-Span-457"/><text:bookmark text:name="MathJax-Span-458"/><text:bookmark text:name="MathJax-Span-459"/><text:span text:style-name="T5">p</text:span><text:span text:style-name="T8">�</text:span> and <text:bookmark text:name="MathJax-Element-54-Frame"/><text:bookmark text:name="MathJax-Span-460"/><text:bookmark text:name="MathJax-Span-461"/><text:bookmark text:name="MathJax-Span-462"/><text:span text:style-name="T5">q</text:span><text:span text:style-name="T8">�</text:span>:</text:p>
      <text:list xml:id="list3632533702" text:style-name="L4">
        <text:list-item>
          <text:p text:style-name="P10"><text:bookmark text:name="MathJax-Element-55-Frame"/><text:bookmark text:name="MathJax-Span-463"/><text:bookmark text:name="MathJax-Span-464"/><text:bookmark text:name="MathJax-Span-465"/><text:span text:style-name="T5">p</text:span><text:bookmark text:name="MathJax-Span-466"/><text:span text:style-name="T9">=</text:span><text:bookmark text:name="MathJax-Span-467"/><text:span text:style-name="T9">21</text:span><text:span text:style-name="T8">�=21</text:span>, <text:bookmark text:name="MathJax-Element-56-Frame"/><text:bookmark text:name="MathJax-Span-468"/><text:bookmark text:name="MathJax-Span-469"/><text:bookmark text:name="MathJax-Span-470"/><text:span text:style-name="T5">q</text:span><text:bookmark text:name="MathJax-Span-471"/><text:span text:style-name="T9">=</text:span><text:bookmark text:name="MathJax-Span-472"/><text:span text:style-name="T9">2940</text:span><text:span text:style-name="T8">�=2940</text:span></text:p>
        </text:list-item>
        <text:list-item>
          <text:p text:style-name="P10"><text:bookmark text:name="MathJax-Element-57-Frame"/><text:bookmark text:name="MathJax-Span-473"/><text:bookmark text:name="MathJax-Span-474"/><text:bookmark text:name="MathJax-Span-475"/><text:span text:style-name="T5">p</text:span><text:bookmark text:name="MathJax-Span-476"/><text:span text:style-name="T9">=</text:span><text:bookmark text:name="MathJax-Span-477"/><text:span text:style-name="T9">84</text:span><text:span text:style-name="T8">�=84</text:span>, <text:bookmark text:name="MathJax-Element-58-Frame"/><text:bookmark text:name="MathJax-Span-478"/><text:bookmark text:name="MathJax-Span-479"/><text:bookmark text:name="MathJax-Span-480"/><text:span text:style-name="T5">q</text:span><text:bookmark text:name="MathJax-Span-481"/><text:span text:style-name="T9">=</text:span><text:bookmark text:name="MathJax-Span-482"/><text:span text:style-name="T9">735</text:span><text:span text:style-name="T8">�=735</text:span></text:p>
        </text:list-item>
        <text:list-item>
          <text:p text:style-name="P10"><text:bookmark text:name="MathJax-Element-59-Frame"/><text:bookmark text:name="MathJax-Span-483"/><text:bookmark text:name="MathJax-Span-484"/><text:bookmark text:name="MathJax-Span-485"/><text:span text:style-name="T5">p</text:span><text:bookmark text:name="MathJax-Span-486"/><text:span text:style-name="T9">=</text:span><text:bookmark text:name="MathJax-Span-487"/><text:span text:style-name="T9">105</text:span><text:span text:style-name="T8">�=105</text:span>, <text:bookmark text:name="MathJax-Element-60-Frame"/><text:bookmark text:name="MathJax-Span-488"/><text:bookmark text:name="MathJax-Span-489"/><text:bookmark text:name="MathJax-Span-490"/><text:span text:style-name="T5">q</text:span><text:bookmark text:name="MathJax-Span-491"/><text:span text:style-name="T9">=</text:span><text:bookmark text:name="MathJax-Span-492"/><text:span text:style-name="T9">588</text:span><text:span text:style-name="T8">�=588</text:span></text:p>
        </text:list-item>
        <text:list-item>
          <text:p text:style-name="P10"><text:bookmark text:name="MathJax-Element-61-Frame"/><text:bookmark text:name="MathJax-Span-493"/><text:bookmark text:name="MathJax-Span-494"/><text:bookmark text:name="MathJax-Span-495"/><text:span text:style-name="T5">p</text:span><text:bookmark text:name="MathJax-Span-496"/><text:span text:style-name="T9">=</text:span><text:bookmark text:name="MathJax-Span-497"/><text:span text:style-name="T9">147</text:span><text:span text:style-name="T8">�=147</text:span>, <text:bookmark text:name="MathJax-Element-62-Frame"/><text:bookmark text:name="MathJax-Span-498"/><text:bookmark text:name="MathJax-Span-499"/><text:bookmark text:name="MathJax-Span-500"/><text:span text:style-name="T5">q</text:span><text:bookmark text:name="MathJax-Span-501"/><text:span text:style-name="T9">=</text:span><text:bookmark text:name="MathJax-Span-502"/><text:span text:style-name="T9">420</text:span><text:span text:style-name="T8">�=420</text:span></text:p>
        </text:list-item>
        <text:list-item>
          <text:p text:style-name="P10"><text:bookmark text:name="MathJax-Element-63-Frame"/><text:bookmark text:name="MathJax-Span-503"/><text:bookmark text:name="MathJax-Span-504"/><text:bookmark text:name="MathJax-Span-505"/><text:span text:style-name="T5">p</text:span><text:bookmark text:name="MathJax-Span-506"/><text:span text:style-name="T9">=</text:span><text:bookmark text:name="MathJax-Span-507"/><text:span text:style-name="T9">420</text:span><text:span text:style-name="T8">�=420</text:span>, <text:bookmark text:name="MathJax-Element-64-Frame"/><text:bookmark text:name="MathJax-Span-508"/><text:bookmark text:name="MathJax-Span-509"/><text:bookmark text:name="MathJax-Span-510"/><text:span text:style-name="T5">q</text:span><text:bookmark text:name="MathJax-Span-511"/><text:span text:style-name="T9">=</text:span><text:bookmark text:name="MathJax-Span-512"/><text:span text:style-name="T9">147</text:span><text:span text:style-name="T8">�=147</text:span></text:p>
        </text:list-item>
        <text:list-item>
          <text:p text:style-name="P10"><text:bookmark text:name="MathJax-Element-65-Frame"/><text:bookmark text:name="MathJax-Span-513"/><text:bookmark text:name="MathJax-Span-514"/><text:bookmark text:name="MathJax-Span-515"/><text:span text:style-name="T5">p</text:span><text:bookmark text:name="MathJax-Span-516"/><text:span text:style-name="T9">=</text:span><text:bookmark text:name="MathJax-Span-517"/><text:span text:style-name="T9">588</text:span><text:span text:style-name="T8">�=588</text:span>, <text:bookmark text:name="MathJax-Element-66-Frame"/><text:bookmark text:name="MathJax-Span-518"/><text:bookmark text:name="MathJax-Span-519"/><text:bookmark text:name="MathJax-Span-520"/><text:span text:style-name="T5">q</text:span><text:bookmark text:name="MathJax-Span-521"/><text:span text:style-name="T9">=</text:span><text:bookmark text:name="MathJax-Span-522"/><text:span text:style-name="T9">105</text:span><text:span text:style-name="T8">�=105</text:span></text:p>
        </text:list-item>
        <text:list-item>
          <text:p text:style-name="P10"><text:bookmark text:name="MathJax-Element-67-Frame"/><text:bookmark text:name="MathJax-Span-523"/><text:bookmark text:name="MathJax-Span-524"/><text:bookmark text:name="MathJax-Span-525"/><text:span text:style-name="T5">p</text:span><text:bookmark text:name="MathJax-Span-526"/><text:span text:style-name="T9">=</text:span><text:bookmark text:name="MathJax-Span-527"/><text:span text:style-name="T9">735</text:span><text:span text:style-name="T8">�=735</text:span>, <text:bookmark text:name="MathJax-Element-68-Frame"/><text:bookmark text:name="MathJax-Span-528"/><text:bookmark text:name="MathJax-Span-529"/><text:bookmark text:name="MathJax-Span-530"/><text:span text:style-name="T5">q</text:span><text:bookmark text:name="MathJax-Span-531"/><text:span text:style-name="T9">=</text:span><text:bookmark text:name="MathJax-Span-532"/><text:span text:style-name="T9">84</text:span><text:span text:style-name="T8">�=84</text:span></text:p>
        </text:list-item>
        <text:list-item>
          <text:p text:style-name="P10"><text:bookmark text:name="MathJax-Element-69-Frame"/><text:bookmark text:name="MathJax-Span-533"/><text:bookmark text:name="MathJax-Span-534"/><text:bookmark text:name="MathJax-Span-535"/><text:span text:style-name="T5">p</text:span><text:bookmark text:name="MathJax-Span-536"/><text:span text:style-name="T9">=</text:span><text:bookmark text:name="MathJax-Span-537"/><text:span text:style-name="T9">2940</text:span><text:span text:style-name="T8">�=2940</text:span>, <text:bookmark text:name="MathJax-Element-70-Frame"/><text:bookmark text:name="MathJax-Span-538"/><text:bookmark text:name="MathJax-Span-539"/><text:bookmark text:name="MathJax-Span-540"/><text:span text:style-name="T5">q</text:span><text:bookmark text:name="MathJax-Span-541"/><text:span text:style-name="T9">=</text:span><text:bookmark text:name="MathJax-Span-542"/><text:span text:style-name="T9">21</text:span><text:span text:style-name="T8">�=21</text:span></text:p>
        </text:list-item>
      </text:list>
      <text:p text:style-name="P11">In the third example, the integers are as follows:</text:p>
      <text:list xml:id="list966837398" text:style-name="L5">
        <text:list-item>
          <text:p text:style-name="P15"><text:bookmark text:name="MathJax-Element-71-Frame"/><text:bookmark text:name="MathJax-Span-543"/><text:bookmark text:name="MathJax-Span-544"/><text:bookmark text:name="MathJax-Span-545"/><text:span text:style-name="T2">X</text:span><text:bookmark text:name="MathJax-Span-546"/><text:span text:style-name="T3">=</text:span><text:bookmark text:name="MathJax-Span-547"/><text:bookmark text:name="MathJax-Span-548"/><text:span text:style-name="T3">2</text:span><text:bookmark text:name="MathJax-Span-549"/><text:span text:style-name="T4">1</text:span><text:bookmark text:name="MathJax-Span-550"/><text:span text:style-name="T3">×</text:span><text:bookmark text:name="MathJax-Span-551"/><text:bookmark text:name="MathJax-Span-552"/><text:span text:style-name="T3">5</text:span><text:bookmark text:name="MathJax-Span-553"/><text:span text:style-name="T4">1</text:span><text:bookmark text:name="MathJax-Span-554"/><text:span text:style-name="T3">=</text:span><text:bookmark text:name="MathJax-Span-555"/><text:span text:style-name="T3">10</text:span><text:span text:style-name="T1">�=21×51=10</text:span></text:p>
        </text:list-item>
        <text:list-item>
          <text:p text:style-name="P15"><text:bookmark text:name="MathJax-Element-72-Frame"/><text:bookmark text:name="MathJax-Span-556"/><text:bookmark text:name="MathJax-Span-557"/><text:bookmark text:name="MathJax-Span-558"/><text:span text:style-name="T2">Y</text:span><text:bookmark text:name="MathJax-Span-559"/><text:span text:style-name="T3">=</text:span><text:bookmark text:name="MathJax-Span-560"/><text:bookmark text:name="MathJax-Span-561"/><text:span text:style-name="T3">2</text:span><text:bookmark text:name="MathJax-Span-562"/><text:span text:style-name="T4">1</text:span><text:bookmark text:name="MathJax-Span-563"/><text:span text:style-name="T3">×</text:span><text:bookmark text:name="MathJax-Span-564"/><text:bookmark text:name="MathJax-Span-565"/><text:span text:style-name="T3">3</text:span><text:bookmark text:name="MathJax-Span-566"/><text:span text:style-name="T4">1</text:span><text:bookmark text:name="MathJax-Span-567"/><text:span text:style-name="T3">=</text:span><text:bookmark text:name="MathJax-Span-568"/><text:span text:style-name="T3">6</text:span><text:span text:style-name="T1">�=21×31=6</text:span></text:p>
        </text:list-item>
      </text:list>
      <text:p text:style-name="P7">There is no pair <text:bookmark text:name="MathJax-Element-73-Frame"/><text:bookmark text:name="MathJax-Span-569"/><text:bookmark text:name="MathJax-Span-570"/><text:bookmark text:name="MathJax-Span-571"/><text:span text:style-name="T5">p</text:span><text:span text:style-name="T8">�</text:span> and <text:bookmark text:name="MathJax-Element-74-Frame"/><text:bookmark text:name="MathJax-Span-572"/><text:bookmark text:name="MathJax-Span-573"/><text:bookmark text:name="MathJax-Span-574"/><text:span text:style-name="T5">q</text:span><text:span text:style-name="T8">�</text:span> that simultaneously satisfies <text:bookmark text:name="MathJax-Element-75-Frame"/><text:bookmark text:name="MathJax-Span-575"/><text:bookmark text:name="MathJax-Span-576"/><text:bookmark text:name="MathJax-Span-577"/><text:span text:style-name="T9">LCM</text:span><text:bookmark text:name="MathJax-Span-578"/><text:span text:style-name="T9">(</text:span><text:bookmark text:name="MathJax-Span-579"/><text:span text:style-name="T5">p</text:span><text:bookmark text:name="MathJax-Span-580"/><text:span text:style-name="T9">,</text:span><text:bookmark text:name="MathJax-Span-581"/><text:span text:style-name="T5">q</text:span><text:bookmark text:name="MathJax-Span-582"/><text:span text:style-name="T9">)</text:span><text:bookmark text:name="MathJax-Span-583"/><text:span text:style-name="T9">=</text:span><text:bookmark text:name="MathJax-Span-584"/><text:span text:style-name="T9">10</text:span><text:span text:style-name="T8">LCM(�,�)=10</text:span> and <text:bookmark text:name="MathJax-Element-76-Frame"/><text:bookmark text:name="MathJax-Span-585"/><text:bookmark text:name="MathJax-Span-586"/><text:bookmark text:name="MathJax-Span-587"/><text:span text:style-name="T9">GCD</text:span><text:bookmark text:name="MathJax-Span-588"/><text:span text:style-name="T9">(</text:span><text:bookmark text:name="MathJax-Span-589"/><text:span text:style-name="T5">p</text:span><text:bookmark text:name="MathJax-Span-590"/><text:span text:style-name="T9">,</text:span><text:bookmark text:name="MathJax-Span-591"/><text:span text:style-name="T5">q</text:span><text:bookmark text:name="MathJax-Span-592"/><text:span text:style-name="T9">)</text:span><text:bookmark text:name="MathJax-Span-593"/><text:span text:style-name="T9">=</text:span><text:bookmark text:name="MathJax-Span-594"/><text:span text:style-name="T9">6</text:span><text:span text:style-name="T8">GCD(�,�)=6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10:43:57.653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77" meta:word-count="435" meta:character-count="2865" meta:non-whitespace-character-count="2517"/>
  </office:meta>
</office:document-meta>
</file>